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?&amp;Td5jP7</text:p>
          </table:table-cell>
        </table:table-row>
        <table:table-row table:style-name="ro1"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o_Al=I67</text:p>
          </table:table-cell>
        </table:table-row>
        <table:table-row table:style-name="ro1"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7eF#.oA9</text:p>
          </table:table-cell>
        </table:table-row>
        <table:table-row table:style-name="ro1"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8Eri.[9K</text:p>
          </table:table-cell>
        </table:table-row>
        <table:table-row table:style-name="ro1"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8G&amp;[eUp5</text:p>
          </table:table-cell>
        </table:table-row>
        <table:table-row table:style-name="ro1"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^bY_2h7D</text:p>
          </table:table-cell>
        </table:table-row>
        <table:table-row table:style-name="ro1"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y^vH[Z37</text:p>
          </table:table-cell>
        </table:table-row>
        <table:table-row table:style-name="ro1"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_t|7A6sN</text:p>
          </table:table-cell>
        </table:table-row>
        <table:table-row table:style-name="ro1"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G1N]z7m|</text:p>
          </table:table-cell>
        </table:table-row>
        <table:table-row table:style-name="ro1"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P7I&amp;n9w!</text:p>
          </table:table-cell>
        </table:table-row>
        <table:table-row table:style-name="ro1"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%~Ez4e5H</text:p>
          </table:table-cell>
        </table:table-row>
        <table:table-row table:style-name="ro1"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r97Fb=B[</text:p>
          </table:table-cell>
        </table:table-row>
        <table:table-row table:style-name="ro1"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qP~4I5k?</text:p>
          </table:table-cell>
        </table:table-row>
        <table:table-row table:style-name="ro1"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(+5w2YiP</text:p>
          </table:table-cell>
        </table:table-row>
        <table:table-row table:style-name="ro1"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x3*Pf8Z)</text:p>
          </table:table-cell>
        </table:table-row>
        <table:table-row table:style-name="ro1"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Ja!nM(38</text:p>
          </table:table-cell>
        </table:table-row>
        <table:table-row table:style-name="ro1"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12nJSb_]</text:p>
          </table:table-cell>
        </table:table-row>
        <table:table-row table:style-name="ro1"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8F4g|a=J</text:p>
          </table:table-cell>
        </table:table-row>
        <table:table-row table:style-name="ro1"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]t=3LP5w</text:p>
          </table:table-cell>
        </table:table-row>
        <table:table-row table:style-name="ro1"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^}Qq9Pk3</text:p>
          </table:table-cell>
        </table:table-row>
        <table:table-row table:style-name="ro1"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C*@aK7v9</text:p>
          </table:table-cell>
        </table:table-row>
        <table:table-row table:style-name="ro1"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aP9)1t=Y</text:p>
          </table:table-cell>
        </table:table-row>
        <table:table-row table:style-name="ro1"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cU~8D9y^</text:p>
          </table:table-cell>
        </table:table-row>
        <table:table-row table:style-name="ro1"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(f6PvV{8</text:p>
          </table:table-cell>
        </table:table-row>
        <table:table-row table:style-name="ro1"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pd9#M3K-</text:p>
          </table:table-cell>
        </table:table-row>
        <table:table-row table:style-name="ro1"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H+Jip}74</text:p>
          </table:table-cell>
        </table:table-row>
        <table:table-row table:style-name="ro1"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kL_.a6O5</text:p>
          </table:table-cell>
        </table:table-row>
        <table:table-row table:style-name="ro1"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8.oEW7s}</text:p>
          </table:table-cell>
        </table:table-row>
        <table:table-row table:style-name="ro1"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6]wE3nI(</text:p>
          </table:table-cell>
        </table:table-row>
        <table:table-row table:style-name="ro1"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6(T9k-Bq</text:p>
          </table:table-cell>
        </table:table-row>
        <table:table-row table:style-name="ro1"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y*D}7e9R</text:p>
          </table:table-cell>
        </table:table-row>
        <table:table-row table:style-name="ro1"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h=9GA|2u</text:p>
          </table:table-cell>
        </table:table-row>
        <table:table-row table:style-name="ro1"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UdQ|3+2a</text:p>
          </table:table-cell>
        </table:table-row>
        <table:table-row table:style-name="ro1"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G|sT(3h8</text:p>
          </table:table-cell>
        </table:table-row>
        <table:table-row table:style-name="ro1"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hxF{9#X8</text:p>
          </table:table-cell>
        </table:table-row>
        <table:table-row table:style-name="ro1"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2?(m8DLg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5m9R#-uG</text:p>
          </table:table-cell>
        </table:table-row>
        <table:table-row table:style-name="ro1"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5iQD?^2j</text:p>
          </table:table-cell>
        </table:table-row>
        <table:table-row table:style-name="ro1">
          <table:table-cell office:value-type="string">
            <text:p>Abdul Haris</text:p>
          </table:table-cell>
          <table:table-cell office:value-type="float" office:value="1000016">
            <text:p>1000016</text:p>
          </table:table-cell>
          <table:table-cell office:value-type="string">
            <text:p>[|wM75Yf</text:p>
          </table:table-cell>
        </table:table-row>
        <table:table-row table:style-name="ro1"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6dX*O4f@</text:p>
          </table:table-cell>
        </table:table-row>
        <table:table-row table:style-name="ro1"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8j2bM?F%</text:p>
          </table:table-cell>
        </table:table-row>
        <table:table-row table:style-name="ro1"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H!F|ej62</text:p>
          </table:table-cell>
        </table:table-row>
        <table:table-row table:style-name="ro1"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8K2-Pgr&amp;</text:p>
          </table:table-cell>
        </table:table-row>
        <table:table-row table:style-name="ro1"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J3e4E+~d</text:p>
          </table:table-cell>
        </table:table-row>
        <table:table-row table:style-name="ro1"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Oa)C~31y</text:p>
          </table:table-cell>
        </table:table-row>
        <table:table-row table:style-name="ro1"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1S)mA]p7</text:p>
          </table:table-cell>
        </table:table-row>
        <table:table-row table:style-name="ro1"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EbA_98g!</text:p>
          </table:table-cell>
        </table:table-row>
        <table:table-row table:style-name="ro1"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4HumW^1}</text:p>
          </table:table-cell>
        </table:table-row>
        <table:table-row table:style-name="ro1"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5h7YA*f[</text:p>
          </table:table-cell>
        </table:table-row>
        <table:table-row table:style-name="ro1"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zE-H59[d</text:p>
          </table:table-cell>
        </table:table-row>
        <table:table-row table:style-name="ro1"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8Wy7z(@R</text:p>
          </table:table-cell>
        </table:table-row>
        <table:table-row table:style-name="ro1"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Uk~o6]Y7</text:p>
          </table:table-cell>
        </table:table-row>
        <table:table-row table:style-name="ro1"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4Z[}Iy7f</text:p>
          </table:table-cell>
        </table:table-row>
        <table:table-row table:style-name="ro1"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m[28zRU?</text:p>
          </table:table-cell>
        </table:table-row>
        <table:table-row table:style-name="ro1"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w6FT5[+d</text:p>
          </table:table-cell>
        </table:table-row>
        <table:table-row table:style-name="ro1"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~9B2X%ws</text:p>
          </table:table-cell>
        </table:table-row>
        <table:table-row table:style-name="ro1"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|j[31WUi</text:p>
          </table:table-cell>
        </table:table-row>
        <table:table-row table:style-name="ro1"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MT~54ru+</text:p>
          </table:table-cell>
        </table:table-row>
        <table:table-row table:style-name="ro1"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V~Q_6d2t</text:p>
          </table:table-cell>
        </table:table-row>
        <table:table-row table:style-name="ro1"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U~o4Y@9g</text:p>
          </table:table-cell>
        </table:table-row>
        <table:table-row table:style-name="ro1"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M@B)h9u2</text:p>
          </table:table-cell>
        </table:table-row>
        <table:table-row table:style-name="ro1"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l2#EzA&amp;3</text:p>
          </table:table-cell>
        </table:table-row>
        <table:table-row table:style-name="ro1"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oK@.7Ij6</text:p>
          </table:table-cell>
        </table:table-row>
        <table:table-row table:style-name="ro1"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|W5(Cs1e</text:p>
          </table:table-cell>
        </table:table-row>
        <table:table-row table:style-name="ro1"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Is3@E8b?</text:p>
          </table:table-cell>
        </table:table-row>
        <table:table-row table:style-name="ro1"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dZ-t&amp;1O4</text:p>
          </table:table-cell>
        </table:table-row>
        <table:table-row table:style-name="ro1"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d9|mQS6_</text:p>
          </table:table-cell>
        </table:table-row>
        <table:table-row table:style-name="ro1"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r8(}YHv9</text:p>
          </table:table-cell>
        </table:table-row>
        <table:table-row table:style-name="ro1"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S|4%Tpj5</text:p>
          </table:table-cell>
        </table:table-row>
        <table:table-row table:style-name="ro1"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z2@]QK1p</text:p>
          </table:table-cell>
        </table:table-row>
        <table:table-row table:style-name="ro1"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M]x_48wO</text:p>
          </table:table-cell>
        </table:table-row>
        <table:table-row table:style-name="ro1"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Iv{3bA1*</text:p>
          </table:table-cell>
        </table:table-row>
        <table:table-row table:style-name="ro1"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~O32uUl_</text:p>
          </table:table-cell>
        </table:table-row>
        <table:table-row table:style-name="ro1"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Xuf8^N-6</text:p>
          </table:table-cell>
        </table:table-row>
        <table:table-row table:style-name="ro1"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NJ*{d9s8</text:p>
          </table:table-cell>
        </table:table-row>
        <table:table-row table:style-name="ro1"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?qu^Q84G</text:p>
          </table:table-cell>
        </table:table-row>
        <table:table-row table:style-name="ro1"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9R{l.4xO</text:p>
          </table:table-cell>
        </table:table-row>
        <table:table-row table:style-name="ro1"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Z)71f|pC</text:p>
          </table:table-cell>
        </table:table-row>
        <table:table-row table:style-name="ro1"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35CJ}w&amp;d</text:p>
          </table:table-cell>
        </table:table-row>
        <table:table-row table:style-name="ro1">
          <table:table-cell office:value-type="string">
            <text:p>Aden Surya Wijaya</text:p>
          </table:table-cell>
          <table:table-cell office:value-type="float" office:value="1000806">
            <text:p>1000806</text:p>
          </table:table-cell>
          <table:table-cell office:value-type="string">
            <text:p>9Hq4hY-(</text:p>
          </table:table-cell>
        </table:table-row>
        <table:table-row table:style-name="ro1">
          <table:table-cell office:value-type="string">
            <text:p>Aldi</text:p>
          </table:table-cell>
          <table:table-cell office:value-type="float" office:value="1000816">
            <text:p>1000816</text:p>
          </table:table-cell>
          <table:table-cell office:value-type="string">
            <text:p>2WsG=~5i</text:p>
          </table:table-cell>
        </table:table-row>
        <table:table-row table:style-name="ro1">
          <table:table-cell office:value-type="string">
            <text:p>Ammar</text:p>
          </table:table-cell>
          <table:table-cell office:value-type="float" office:value="1000826">
            <text:p>1000826</text:p>
          </table:table-cell>
          <table:table-cell office:value-type="string">
            <text:p>zw4!H%5S</text:p>
          </table:table-cell>
        </table:table-row>
        <table:table-row table:style-name="ro1">
          <table:table-cell office:value-type="string">
            <text:p>Arif Rahman</text:p>
          </table:table-cell>
          <table:table-cell office:value-type="float" office:value="1000836">
            <text:p>1000836</text:p>
          </table:table-cell>
          <table:table-cell office:value-type="string">
            <text:p>D%P}1s3w</text:p>
          </table:table-cell>
        </table:table-row>
        <table:table-row table:style-name="ro1">
          <table:table-cell office:value-type="string">
            <text:p>Dea Amelia</text:p>
          </table:table-cell>
          <table:table-cell office:value-type="float" office:value="1000846">
            <text:p>1000846</text:p>
          </table:table-cell>
          <table:table-cell office:value-type="string">
            <text:p>6(i2sCR=</text:p>
          </table:table-cell>
        </table:table-row>
        <table:table-row table:style-name="ro1">
          <table:table-cell office:value-type="string">
            <text:p>Dede Hasanudin</text:p>
          </table:table-cell>
          <table:table-cell office:value-type="float" office:value="1000856">
            <text:p>1000856</text:p>
          </table:table-cell>
          <table:table-cell office:value-type="string">
            <text:p>~TBz9f{6</text:p>
          </table:table-cell>
        </table:table-row>
        <table:table-row table:style-name="ro1">
          <table:table-cell office:value-type="string">
            <text:p>Deris Hidayat</text:p>
          </table:table-cell>
          <table:table-cell office:value-type="float" office:value="1000866">
            <text:p>1000866</text:p>
          </table:table-cell>
          <table:table-cell office:value-type="string">
            <text:p>~IrqP&amp;94</text:p>
          </table:table-cell>
        </table:table-row>
        <table:table-row table:style-name="ro1">
          <table:table-cell office:value-type="string">
            <text:p>Desti Indriyani</text:p>
          </table:table-cell>
          <table:table-cell office:value-type="float" office:value="1000876">
            <text:p>1000876</text:p>
          </table:table-cell>
          <table:table-cell office:value-type="string">
            <text:p>yG4&amp;kO6#</text:p>
          </table:table-cell>
        </table:table-row>
        <table:table-row table:style-name="ro1">
          <table:table-cell office:value-type="string">
            <text:p>Eli Fadilah</text:p>
          </table:table-cell>
          <table:table-cell office:value-type="float" office:value="1000886">
            <text:p>1000886</text:p>
          </table:table-cell>
          <table:table-cell office:value-type="string">
            <text:p>s&amp;N)52Hi</text:p>
          </table:table-cell>
        </table:table-row>
        <table:table-row table:style-name="ro1">
          <table:table-cell office:value-type="string">
            <text:p>Ergi Khaddafi</text:p>
          </table:table-cell>
          <table:table-cell office:value-type="float" office:value="1000896">
            <text:p>1000896</text:p>
          </table:table-cell>
          <table:table-cell office:value-type="string">
            <text:p>5HA]l+x7</text:p>
          </table:table-cell>
        </table:table-row>
        <table:table-row table:style-name="ro1">
          <table:table-cell office:value-type="string">
            <text:p>Ervan Andri Antoro</text:p>
          </table:table-cell>
          <table:table-cell office:value-type="float" office:value="1000906">
            <text:p>1000906</text:p>
          </table:table-cell>
          <table:table-cell office:value-type="string">
            <text:p>{K8bqJ1@</text:p>
          </table:table-cell>
        </table:table-row>
        <table:table-row table:style-name="ro1">
          <table:table-cell office:value-type="string">
            <text:p>Ervini Evendi</text:p>
          </table:table-cell>
          <table:table-cell office:value-type="float" office:value="1000916">
            <text:p>1000916</text:p>
          </table:table-cell>
          <table:table-cell office:value-type="string">
            <text:p>*F87Rg)f</text:p>
          </table:table-cell>
        </table:table-row>
        <table:table-row table:style-name="ro1">
          <table:table-cell office:value-type="string">
            <text:p>Fani Anggraeni</text:p>
          </table:table-cell>
          <table:table-cell office:value-type="float" office:value="1000926">
            <text:p>1000926</text:p>
          </table:table-cell>
          <table:table-cell office:value-type="string">
            <text:p>S6o(7dR=</text:p>
          </table:table-cell>
        </table:table-row>
        <table:table-row table:style-name="ro1">
          <table:table-cell office:value-type="string">
            <text:p>Firmansyah</text:p>
          </table:table-cell>
          <table:table-cell office:value-type="float" office:value="1000936">
            <text:p>1000936</text:p>
          </table:table-cell>
          <table:table-cell office:value-type="string">
            <text:p>_Amg^12G</text:p>
          </table:table-cell>
        </table:table-row>
        <table:table-row table:style-name="ro1">
          <table:table-cell office:value-type="string">
            <text:p>Fredly Eriyandi</text:p>
          </table:table-cell>
          <table:table-cell office:value-type="float" office:value="1000946">
            <text:p>1000946</text:p>
          </table:table-cell>
          <table:table-cell office:value-type="string">
            <text:p>oiWY=]58</text:p>
          </table:table-cell>
        </table:table-row>
        <table:table-row table:style-name="ro1">
          <table:table-cell office:value-type="string">
            <text:p>Gusti N Utami R</text:p>
          </table:table-cell>
          <table:table-cell office:value-type="float" office:value="1000956">
            <text:p>1000956</text:p>
          </table:table-cell>
          <table:table-cell office:value-type="string">
            <text:p>Fu63~^tH</text:p>
          </table:table-cell>
        </table:table-row>
        <table:table-row table:style-name="ro1">
          <table:table-cell office:value-type="string">
            <text:p>Hirmati Sri Bintang M</text:p>
          </table:table-cell>
          <table:table-cell office:value-type="float" office:value="1000966">
            <text:p>1000966</text:p>
          </table:table-cell>
          <table:table-cell office:value-type="string">
            <text:p>|Jm(N91q</text:p>
          </table:table-cell>
        </table:table-row>
        <table:table-row table:style-name="ro1">
          <table:table-cell office:value-type="string">
            <text:p>Ilham Hilmansyah</text:p>
          </table:table-cell>
          <table:table-cell office:value-type="float" office:value="1000976">
            <text:p>1000976</text:p>
          </table:table-cell>
          <table:table-cell office:value-type="string">
            <text:p>-7?aRV5p</text:p>
          </table:table-cell>
        </table:table-row>
        <table:table-row table:style-name="ro1">
          <table:table-cell office:value-type="string">
            <text:p>Indriyanti</text:p>
          </table:table-cell>
          <table:table-cell office:value-type="float" office:value="1000986">
            <text:p>1000986</text:p>
          </table:table-cell>
          <table:table-cell office:value-type="string">
            <text:p>1p|d5GE{</text:p>
          </table:table-cell>
        </table:table-row>
        <table:table-row table:style-name="ro1">
          <table:table-cell office:value-type="string">
            <text:p>Iqbal Alfayed</text:p>
          </table:table-cell>
          <table:table-cell office:value-type="float" office:value="1000996">
            <text:p>1000996</text:p>
          </table:table-cell>
          <table:table-cell office:value-type="string">
            <text:p>5F7eR@~t</text:p>
          </table:table-cell>
        </table:table-row>
        <table:table-row table:style-name="ro1">
          <table:table-cell office:value-type="string">
            <text:p>Irfan nur hakim</text:p>
          </table:table-cell>
          <table:table-cell office:value-type="float" office:value="1001006">
            <text:p>1001006</text:p>
          </table:table-cell>
          <table:table-cell office:value-type="string">
            <text:p>_zt[31MQ</text:p>
          </table:table-cell>
        </table:table-row>
        <table:table-row table:style-name="ro1">
          <table:table-cell office:value-type="string">
            <text:p>M. Hadi Hermawan</text:p>
          </table:table-cell>
          <table:table-cell office:value-type="float" office:value="1001016">
            <text:p>1001016</text:p>
          </table:table-cell>
          <table:table-cell office:value-type="string">
            <text:p>7|iAN&amp;d6</text:p>
          </table:table-cell>
        </table:table-row>
        <table:table-row table:style-name="ro1">
          <table:table-cell office:value-type="string">
            <text:p>Marsela Sufianti</text:p>
          </table:table-cell>
          <table:table-cell office:value-type="float" office:value="1001026">
            <text:p>1001026</text:p>
          </table:table-cell>
          <table:table-cell office:value-type="string">
            <text:p>S4lj|I9-</text:p>
          </table:table-cell>
        </table:table-row>
        <table:table-row table:style-name="ro1">
          <table:table-cell office:value-type="string">
            <text:p>Misbah</text:p>
          </table:table-cell>
          <table:table-cell office:value-type="float" office:value="1001036">
            <text:p>1001036</text:p>
          </table:table-cell>
          <table:table-cell office:value-type="string">
            <text:p>)6?QirK4</text:p>
          </table:table-cell>
        </table:table-row>
        <table:table-row table:style-name="ro1">
          <table:table-cell office:value-type="string">
            <text:p>Muhamad Saepudin</text:p>
          </table:table-cell>
          <table:table-cell office:value-type="float" office:value="1001046">
            <text:p>1001046</text:p>
          </table:table-cell>
          <table:table-cell office:value-type="string">
            <text:p>1=6U{eSb</text:p>
          </table:table-cell>
        </table:table-row>
        <table:table-row table:style-name="ro1">
          <table:table-cell office:value-type="string">
            <text:p>Muhammad Kardonov</text:p>
          </table:table-cell>
          <table:table-cell office:value-type="float" office:value="1001056">
            <text:p>1001056</text:p>
          </table:table-cell>
          <table:table-cell office:value-type="string">
            <text:p>4qx8!V%J</text:p>
          </table:table-cell>
        </table:table-row>
        <table:table-row table:style-name="ro1">
          <table:table-cell office:value-type="string">
            <text:p>Noviana Dwi Fegita</text:p>
          </table:table-cell>
          <table:table-cell office:value-type="float" office:value="1001066">
            <text:p>1001066</text:p>
          </table:table-cell>
          <table:table-cell office:value-type="string">
            <text:p>?x3{XgN2</text:p>
          </table:table-cell>
        </table:table-row>
        <table:table-row table:style-name="ro1">
          <table:table-cell office:value-type="string">
            <text:p>Nur fenti Handayani</text:p>
          </table:table-cell>
          <table:table-cell office:value-type="float" office:value="1001076">
            <text:p>1001076</text:p>
          </table:table-cell>
          <table:table-cell office:value-type="string">
            <text:p>[d5MO6-l</text:p>
          </table:table-cell>
        </table:table-row>
        <table:table-row table:style-name="ro1">
          <table:table-cell office:value-type="string">
            <text:p>Nurhalimah</text:p>
          </table:table-cell>
          <table:table-cell office:value-type="float" office:value="1001086">
            <text:p>1001086</text:p>
          </table:table-cell>
          <table:table-cell office:value-type="string">
            <text:p>jQ*62bS^</text:p>
          </table:table-cell>
        </table:table-row>
        <table:table-row table:style-name="ro1">
          <table:table-cell office:value-type="string">
            <text:p>Purnama</text:p>
          </table:table-cell>
          <table:table-cell office:value-type="float" office:value="1001096">
            <text:p>1001096</text:p>
          </table:table-cell>
          <table:table-cell office:value-type="string">
            <text:p>@v*A67sF</text:p>
          </table:table-cell>
        </table:table-row>
        <table:table-row table:style-name="ro1">
          <table:table-cell office:value-type="string">
            <text:p>Putri Eka Pratiwi</text:p>
          </table:table-cell>
          <table:table-cell office:value-type="float" office:value="1001106">
            <text:p>1001106</text:p>
          </table:table-cell>
          <table:table-cell office:value-type="string">
            <text:p>z63_DYe@</text:p>
          </table:table-cell>
        </table:table-row>
        <table:table-row table:style-name="ro1">
          <table:table-cell office:value-type="string">
            <text:p>Rismawati Solihah</text:p>
          </table:table-cell>
          <table:table-cell office:value-type="float" office:value="1001116">
            <text:p>1001116</text:p>
          </table:table-cell>
          <table:table-cell office:value-type="string">
            <text:p>dxP?I76[</text:p>
          </table:table-cell>
        </table:table-row>
        <table:table-row table:style-name="ro1">
          <table:table-cell office:value-type="string">
            <text:p>Rurrie</text:p>
          </table:table-cell>
          <table:table-cell office:value-type="float" office:value="1001126">
            <text:p>1001126</text:p>
          </table:table-cell>
          <table:table-cell office:value-type="string">
            <text:p>IA5om3*|</text:p>
          </table:table-cell>
        </table:table-row>
        <table:table-row table:style-name="ro1">
          <table:table-cell office:value-type="string">
            <text:p>Salman A</text:p>
          </table:table-cell>
          <table:table-cell office:value-type="float" office:value="1001136">
            <text:p>1001136</text:p>
          </table:table-cell>
          <table:table-cell office:value-type="string">
            <text:p>g7R(vC3?</text:p>
          </table:table-cell>
        </table:table-row>
        <table:table-row table:style-name="ro1">
          <table:table-cell office:value-type="string">
            <text:p>Stella Alicea</text:p>
          </table:table-cell>
          <table:table-cell office:value-type="float" office:value="1001146">
            <text:p>1001146</text:p>
          </table:table-cell>
          <table:table-cell office:value-type="string">
            <text:p>]hrSI41)</text:p>
          </table:table-cell>
        </table:table-row>
        <table:table-row table:style-name="ro1">
          <table:table-cell office:value-type="string">
            <text:p>Syeikh Anugrah</text:p>
          </table:table-cell>
          <table:table-cell office:value-type="float" office:value="1001156">
            <text:p>1001156</text:p>
          </table:table-cell>
          <table:table-cell office:value-type="string">
            <text:p>49K~#sSv</text:p>
          </table:table-cell>
        </table:table-row>
        <table:table-row table:style-name="ro1">
          <table:table-cell office:value-type="string">
            <text:p>Widi Alawiyah</text:p>
          </table:table-cell>
          <table:table-cell office:value-type="float" office:value="1001166">
            <text:p>1001166</text:p>
          </table:table-cell>
          <table:table-cell office:value-type="string">
            <text:p>u)4J8qM(</text:p>
          </table:table-cell>
        </table:table-row>
        <table:table-row table:style-name="ro1">
          <table:table-cell office:value-type="string">
            <text:p>Widia Herawati</text:p>
          </table:table-cell>
          <table:table-cell office:value-type="float" office:value="1001176">
            <text:p>1001176</text:p>
          </table:table-cell>
          <table:table-cell office:value-type="string">
            <text:p>(v2ZD6i_</text:p>
          </table:table-cell>
        </table:table-row>
        <table:table-row table:style-name="ro1">
          <table:table-cell office:value-type="string">
            <text:p>Yayan Heryana</text:p>
          </table:table-cell>
          <table:table-cell office:value-type="float" office:value="1001186">
            <text:p>1001186</text:p>
          </table:table-cell>
          <table:table-cell office:value-type="string">
            <text:p>^?mOF9n6</text:p>
          </table:table-cell>
        </table:table-row>
        <table:table-row table:style-name="ro1">
          <table:table-cell office:value-type="string">
            <text:p>Yuni Anggraeni</text:p>
          </table:table-cell>
          <table:table-cell office:value-type="float" office:value="1001196">
            <text:p>1001196</text:p>
          </table:table-cell>
          <table:table-cell office:value-type="string">
            <text:p>h6Q*b[9M</text:p>
          </table:table-cell>
        </table:table-row>
        <table:table-row table:style-name="ro1">
          <table:table-cell office:value-type="string">
            <text:p>Ade Iskandar</text:p>
          </table:table-cell>
          <table:table-cell office:value-type="float" office:value="1001206">
            <text:p>1001206</text:p>
          </table:table-cell>
          <table:table-cell office:value-type="string">
            <text:p>#3?fDcX9</text:p>
          </table:table-cell>
        </table:table-row>
        <table:table-row table:style-name="ro1">
          <table:table-cell office:value-type="string">
            <text:p>Ahmad Jaelani</text:p>
          </table:table-cell>
          <table:table-cell office:value-type="float" office:value="1001216">
            <text:p>1001216</text:p>
          </table:table-cell>
          <table:table-cell office:value-type="string">
            <text:p>#6^YfH5r</text:p>
          </table:table-cell>
        </table:table-row>
        <table:table-row table:style-name="ro1">
          <table:table-cell office:value-type="string">
            <text:p>Alfin Ardiyansyah</text:p>
          </table:table-cell>
          <table:table-cell office:value-type="float" office:value="1001226">
            <text:p>1001226</text:p>
          </table:table-cell>
          <table:table-cell office:value-type="string">
            <text:p>Q}Y_4b7h</text:p>
          </table:table-cell>
        </table:table-row>
        <table:table-row table:style-name="ro1">
          <table:table-cell office:value-type="string">
            <text:p>Ardiatna Munggaran</text:p>
          </table:table-cell>
          <table:table-cell office:value-type="float" office:value="1001236">
            <text:p>1001236</text:p>
          </table:table-cell>
          <table:table-cell office:value-type="string">
            <text:p>Rsw9X~*7</text:p>
          </table:table-cell>
        </table:table-row>
        <table:table-row table:style-name="ro1">
          <table:table-cell office:value-type="string">
            <text:p>Bubun Burhanudin</text:p>
          </table:table-cell>
          <table:table-cell office:value-type="float" office:value="1001246">
            <text:p>1001246</text:p>
          </table:table-cell>
          <table:table-cell office:value-type="string">
            <text:p>zI[^A53m</text:p>
          </table:table-cell>
        </table:table-row>
        <table:table-row table:style-name="ro1">
          <table:table-cell office:value-type="string">
            <text:p>Deanuke Septi Prilastian</text:p>
          </table:table-cell>
          <table:table-cell office:value-type="float" office:value="1001256">
            <text:p>1001256</text:p>
          </table:table-cell>
          <table:table-cell office:value-type="string">
            <text:p>P_Ue#2d5</text:p>
          </table:table-cell>
        </table:table-row>
        <table:table-row table:style-name="ro1">
          <table:table-cell office:value-type="string">
            <text:p>Dira Ferdiansyah</text:p>
          </table:table-cell>
          <table:table-cell office:value-type="float" office:value="1001266">
            <text:p>1001266</text:p>
          </table:table-cell>
          <table:table-cell office:value-type="string">
            <text:p>28}s*xJN</text:p>
          </table:table-cell>
        </table:table-row>
        <table:table-row table:style-name="ro1">
          <table:table-cell office:value-type="string">
            <text:p>Dwi Rabiyani</text:p>
          </table:table-cell>
          <table:table-cell office:value-type="float" office:value="1001276">
            <text:p>1001276</text:p>
          </table:table-cell>
          <table:table-cell office:value-type="string">
            <text:p>Hu31tU}{</text:p>
          </table:table-cell>
        </table:table-row>
        <table:table-row table:style-name="ro1">
          <table:table-cell office:value-type="string">
            <text:p>Elsa Yuaditia Agustin</text:p>
          </table:table-cell>
          <table:table-cell office:value-type="float" office:value="1001286">
            <text:p>1001286</text:p>
          </table:table-cell>
          <table:table-cell office:value-type="string">
            <text:p>oa_8E{N5</text:p>
          </table:table-cell>
        </table:table-row>
        <table:table-row table:style-name="ro1">
          <table:table-cell office:value-type="string">
            <text:p>Fera Aryawati</text:p>
          </table:table-cell>
          <table:table-cell office:value-type="float" office:value="1001296">
            <text:p>1001296</text:p>
          </table:table-cell>
          <table:table-cell office:value-type="string">
            <text:p>6{=3GBza</text:p>
          </table:table-cell>
        </table:table-row>
        <table:table-row table:style-name="ro1">
          <table:table-cell office:value-type="string">
            <text:p>Giska Ayu Sisciati</text:p>
          </table:table-cell>
          <table:table-cell office:value-type="float" office:value="1001306">
            <text:p>1001306</text:p>
          </table:table-cell>
          <table:table-cell office:value-type="string">
            <text:p>i!VNs+34</text:p>
          </table:table-cell>
        </table:table-row>
        <table:table-row table:style-name="ro1">
          <table:table-cell office:value-type="string">
            <text:p>Herdiansyah</text:p>
          </table:table-cell>
          <table:table-cell office:value-type="float" office:value="1001316">
            <text:p>1001316</text:p>
          </table:table-cell>
          <table:table-cell office:value-type="string">
            <text:p>9%Qnf]6R</text:p>
          </table:table-cell>
        </table:table-row>
        <table:table-row table:style-name="ro1">
          <table:table-cell office:value-type="string">
            <text:p>I Dongan Panjaitan</text:p>
          </table:table-cell>
          <table:table-cell office:value-type="float" office:value="1001326">
            <text:p>1001326</text:p>
          </table:table-cell>
          <table:table-cell office:value-type="string">
            <text:p>[5Doc9Q]</text:p>
          </table:table-cell>
        </table:table-row>
        <table:table-row table:style-name="ro1">
          <table:table-cell office:value-type="string">
            <text:p>Ilham Maulana</text:p>
          </table:table-cell>
          <table:table-cell office:value-type="float" office:value="1001336">
            <text:p>1001336</text:p>
          </table:table-cell>
          <table:table-cell office:value-type="string">
            <text:p>~9!y7fZV</text:p>
          </table:table-cell>
        </table:table-row>
        <table:table-row table:style-name="ro1">
          <table:table-cell office:value-type="string">
            <text:p>Inanda Trihardiyanti</text:p>
          </table:table-cell>
          <table:table-cell office:value-type="float" office:value="1001346">
            <text:p>1001346</text:p>
          </table:table-cell>
          <table:table-cell office:value-type="string">
            <text:p>9Le!Z5_o</text:p>
          </table:table-cell>
        </table:table-row>
        <table:table-row table:style-name="ro1">
          <table:table-cell office:value-type="string">
            <text:p>Isvi Rahmayanti</text:p>
          </table:table-cell>
          <table:table-cell office:value-type="float" office:value="1001356">
            <text:p>1001356</text:p>
          </table:table-cell>
          <table:table-cell office:value-type="string">
            <text:p>z6O[~Yb5</text:p>
          </table:table-cell>
        </table:table-row>
        <table:table-row table:style-name="ro1">
          <table:table-cell office:value-type="string">
            <text:p>Iwan Kurniawan</text:p>
          </table:table-cell>
          <table:table-cell office:value-type="float" office:value="1001366">
            <text:p>1001366</text:p>
          </table:table-cell>
          <table:table-cell office:value-type="string">
            <text:p>^X9qh5N~</text:p>
          </table:table-cell>
        </table:table-row>
        <table:table-row table:style-name="ro1">
          <table:table-cell office:value-type="string">
            <text:p>Kiran Apriyana</text:p>
          </table:table-cell>
          <table:table-cell office:value-type="float" office:value="1001376">
            <text:p>1001376</text:p>
          </table:table-cell>
          <table:table-cell office:value-type="string">
            <text:p>1r%Ku+3V</text:p>
          </table:table-cell>
        </table:table-row>
        <table:table-row table:style-name="ro1">
          <table:table-cell office:value-type="string">
            <text:p>M Teguh Fachrizal</text:p>
          </table:table-cell>
          <table:table-cell office:value-type="float" office:value="1001386">
            <text:p>1001386</text:p>
          </table:table-cell>
          <table:table-cell office:value-type="string">
            <text:p>q{(Yw71G</text:p>
          </table:table-cell>
        </table:table-row>
        <table:table-row table:style-name="ro1">
          <table:table-cell office:value-type="string">
            <text:p>M. Adam Kurniawan</text:p>
          </table:table-cell>
          <table:table-cell office:value-type="float" office:value="1001396">
            <text:p>1001396</text:p>
          </table:table-cell>
          <table:table-cell office:value-type="string">
            <text:p>3Nas2)O[</text:p>
          </table:table-cell>
        </table:table-row>
        <table:table-row table:style-name="ro1">
          <table:table-cell office:value-type="string">
            <text:p>Maudina Kusnadi</text:p>
          </table:table-cell>
          <table:table-cell office:value-type="float" office:value="1001406">
            <text:p>1001406</text:p>
          </table:table-cell>
          <table:table-cell office:value-type="string">
            <text:p>uT)3@Sy7</text:p>
          </table:table-cell>
        </table:table-row>
        <table:table-row table:style-name="ro1">
          <table:table-cell office:value-type="string">
            <text:p>Moh. Syahdan Nur</text:p>
          </table:table-cell>
          <table:table-cell office:value-type="float" office:value="1001416">
            <text:p>1001416</text:p>
          </table:table-cell>
          <table:table-cell office:value-type="string">
            <text:p>_dD6w#Z4</text:p>
          </table:table-cell>
        </table:table-row>
        <table:table-row table:style-name="ro1">
          <table:table-cell office:value-type="string">
            <text:p>Moh.Sholeh</text:p>
          </table:table-cell>
          <table:table-cell office:value-type="float" office:value="1001426">
            <text:p>1001426</text:p>
          </table:table-cell>
          <table:table-cell office:value-type="string">
            <text:p>2H{3Met+</text:p>
          </table:table-cell>
        </table:table-row>
        <table:table-row table:style-name="ro1">
          <table:table-cell office:value-type="string">
            <text:p>Muhamad Fadillah</text:p>
          </table:table-cell>
          <table:table-cell office:value-type="float" office:value="1001436">
            <text:p>1001436</text:p>
          </table:table-cell>
          <table:table-cell office:value-type="string">
            <text:p>{9yPo*B5</text:p>
          </table:table-cell>
        </table:table-row>
        <table:table-row table:style-name="ro1">
          <table:table-cell office:value-type="string">
            <text:p>Muhamad Iqbal</text:p>
          </table:table-cell>
          <table:table-cell office:value-type="float" office:value="1001446">
            <text:p>1001446</text:p>
          </table:table-cell>
          <table:table-cell office:value-type="string">
            <text:p>%4fq}1GO</text:p>
          </table:table-cell>
        </table:table-row>
        <table:table-row table:style-name="ro1">
          <table:table-cell office:value-type="string">
            <text:p>Nira Holipah</text:p>
          </table:table-cell>
          <table:table-cell office:value-type="float" office:value="1001456">
            <text:p>1001456</text:p>
          </table:table-cell>
          <table:table-cell office:value-type="string">
            <text:p>5Qj1|V?x</text:p>
          </table:table-cell>
        </table:table-row>
        <table:table-row table:style-name="ro1">
          <table:table-cell office:value-type="string">
            <text:p>Pusvitha Andriani</text:p>
          </table:table-cell>
          <table:table-cell office:value-type="float" office:value="1001466">
            <text:p>1001466</text:p>
          </table:table-cell>
          <table:table-cell office:value-type="string">
            <text:p>8|c-YkO2</text:p>
          </table:table-cell>
        </table:table-row>
        <table:table-row table:style-name="ro1">
          <table:table-cell office:value-type="string">
            <text:p>R. Bagoes Yoga Pambudi</text:p>
          </table:table-cell>
          <table:table-cell office:value-type="float" office:value="1001476">
            <text:p>1001476</text:p>
          </table:table-cell>
          <table:table-cell office:value-type="string">
            <text:p>#X9eRf_5</text:p>
          </table:table-cell>
        </table:table-row>
        <table:table-row table:style-name="ro1">
          <table:table-cell office:value-type="string">
            <text:p>Rani rahmawati</text:p>
          </table:table-cell>
          <table:table-cell office:value-type="float" office:value="1001486">
            <text:p>1001486</text:p>
          </table:table-cell>
          <table:table-cell office:value-type="string">
            <text:p>8#[cvDF6</text:p>
          </table:table-cell>
        </table:table-row>
        <table:table-row table:style-name="ro1">
          <table:table-cell office:value-type="string">
            <text:p>Reghita Athya Loka</text:p>
          </table:table-cell>
          <table:table-cell office:value-type="float" office:value="1001496">
            <text:p>1001496</text:p>
          </table:table-cell>
          <table:table-cell office:value-type="string">
            <text:p>BOv57k-#</text:p>
          </table:table-cell>
        </table:table-row>
        <table:table-row table:style-name="ro1">
          <table:table-cell office:value-type="string">
            <text:p>Sabil Saptaji</text:p>
          </table:table-cell>
          <table:table-cell office:value-type="float" office:value="1001506">
            <text:p>1001506</text:p>
          </table:table-cell>
          <table:table-cell office:value-type="string">
            <text:p>#%76FzuS</text:p>
          </table:table-cell>
        </table:table-row>
        <table:table-row table:style-name="ro1">
          <table:table-cell office:value-type="string">
            <text:p>Safitri W</text:p>
          </table:table-cell>
          <table:table-cell office:value-type="float" office:value="1001516">
            <text:p>1001516</text:p>
          </table:table-cell>
          <table:table-cell office:value-type="string">
            <text:p>PS1f(w@4</text:p>
          </table:table-cell>
        </table:table-row>
        <table:table-row table:style-name="ro1">
          <table:table-cell office:value-type="string">
            <text:p>Sahru Rizki Maulidi</text:p>
          </table:table-cell>
          <table:table-cell office:value-type="float" office:value="1001526">
            <text:p>1001526</text:p>
          </table:table-cell>
          <table:table-cell office:value-type="string">
            <text:p>^BPq1p&amp;5</text:p>
          </table:table-cell>
        </table:table-row>
        <table:table-row table:style-name="ro1">
          <table:table-cell office:value-type="string">
            <text:p>Setiadi Kusuma</text:p>
          </table:table-cell>
          <table:table-cell office:value-type="float" office:value="1001536">
            <text:p>1001536</text:p>
          </table:table-cell>
          <table:table-cell office:value-type="string">
            <text:p>6H{|oAt5</text:p>
          </table:table-cell>
        </table:table-row>
        <table:table-row table:style-name="ro1">
          <table:table-cell office:value-type="string">
            <text:p>Shinta Yuniar</text:p>
          </table:table-cell>
          <table:table-cell office:value-type="float" office:value="1001546">
            <text:p>1001546</text:p>
          </table:table-cell>
          <table:table-cell office:value-type="string">
            <text:p>3a=JwN!7</text:p>
          </table:table-cell>
        </table:table-row>
        <table:table-row table:style-name="ro1">
          <table:table-cell office:value-type="string">
            <text:p>Siti Fatimah</text:p>
          </table:table-cell>
          <table:table-cell office:value-type="float" office:value="1001556">
            <text:p>1001556</text:p>
          </table:table-cell>
          <table:table-cell office:value-type="string">
            <text:p>2JTd#y3]</text:p>
          </table:table-cell>
        </table:table-row>
        <table:table-row table:style-name="ro1">
          <table:table-cell office:value-type="string">
            <text:p>Siti Halimah</text:p>
          </table:table-cell>
          <table:table-cell office:value-type="float" office:value="1001566">
            <text:p>1001566</text:p>
          </table:table-cell>
          <table:table-cell office:value-type="string">
            <text:p>L^x[9vN6</text:p>
          </table:table-cell>
        </table:table-row>
        <table:table-row table:style-name="ro1">
          <table:table-cell office:value-type="string">
            <text:p>TB Zensi Fadillah</text:p>
          </table:table-cell>
          <table:table-cell office:value-type="float" office:value="1001576">
            <text:p>1001576</text:p>
          </table:table-cell>
          <table:table-cell office:value-type="string">
            <text:p>=C8a*2Dg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1586">
            <text:p>1001586</text:p>
          </table:table-cell>
          <table:table-cell office:value-type="string">
            <text:p>1HC#9vd~</text:p>
          </table:table-cell>
        </table:table-row>
        <table:table-row table:style-name="ro1">
          <table:table-cell office:value-type="string">
            <text:p>Yunita Anggraeni</text:p>
          </table:table-cell>
          <table:table-cell office:value-type="float" office:value="1001596">
            <text:p>1001596</text:p>
          </table:table-cell>
          <table:table-cell office:value-type="string">
            <text:p>e{S95}wI</text:p>
          </table:table-cell>
        </table:table-row>
        <table:table-row table:style-name="ro1">
          <table:table-cell office:value-type="string">
            <text:p>Abdul Rahman</text:p>
          </table:table-cell>
          <table:table-cell office:value-type="float" office:value="1001606">
            <text:p>1001606</text:p>
          </table:table-cell>
          <table:table-cell office:value-type="string">
            <text:p>aH9Q4*^x</text:p>
          </table:table-cell>
        </table:table-row>
        <table:table-row table:style-name="ro1">
          <table:table-cell office:value-type="string">
            <text:p>Achmad Taufan</text:p>
          </table:table-cell>
          <table:table-cell office:value-type="float" office:value="1001616">
            <text:p>1001616</text:p>
          </table:table-cell>
          <table:table-cell office:value-type="string">
            <text:p>4j&amp;vO2U_</text:p>
          </table:table-cell>
        </table:table-row>
        <table:table-row table:style-name="ro1">
          <table:table-cell office:value-type="string">
            <text:p>Ardian Haryanto</text:p>
          </table:table-cell>
          <table:table-cell office:value-type="float" office:value="1001626">
            <text:p>1001626</text:p>
          </table:table-cell>
          <table:table-cell office:value-type="string">
            <text:p>71R]tvK@</text:p>
          </table:table-cell>
        </table:table-row>
        <table:table-row table:style-name="ro1">
          <table:table-cell office:value-type="string">
            <text:p>Devi Sri Wahyuni</text:p>
          </table:table-cell>
          <table:table-cell office:value-type="float" office:value="1001636">
            <text:p>1001636</text:p>
          </table:table-cell>
          <table:table-cell office:value-type="string">
            <text:p>OQ.3)9kt</text:p>
          </table:table-cell>
        </table:table-row>
        <table:table-row table:style-name="ro1">
          <table:table-cell office:value-type="string">
            <text:p>Dewi Mayang Sari</text:p>
          </table:table-cell>
          <table:table-cell office:value-type="float" office:value="1001646">
            <text:p>1001646</text:p>
          </table:table-cell>
          <table:table-cell office:value-type="string">
            <text:p>5.iQ9)bO</text:p>
          </table:table-cell>
        </table:table-row>
        <table:table-row table:style-name="ro1">
          <table:table-cell office:value-type="string">
            <text:p>Dila Maulida</text:p>
          </table:table-cell>
          <table:table-cell office:value-type="float" office:value="1001656">
            <text:p>1001656</text:p>
          </table:table-cell>
          <table:table-cell office:value-type="string">
            <text:p>9W8_z@Dx</text:p>
          </table:table-cell>
        </table:table-row>
        <table:table-row table:style-name="ro1">
          <table:table-cell office:value-type="string">
            <text:p>Doni Hermawan</text:p>
          </table:table-cell>
          <table:table-cell office:value-type="float" office:value="1001666">
            <text:p>1001666</text:p>
          </table:table-cell>
          <table:table-cell office:value-type="string">
            <text:p>!GW4f[6t</text:p>
          </table:table-cell>
        </table:table-row>
        <table:table-row table:style-name="ro1">
          <table:table-cell office:value-type="string">
            <text:p>Dwi agustina</text:p>
          </table:table-cell>
          <table:table-cell office:value-type="float" office:value="1001676">
            <text:p>1001676</text:p>
          </table:table-cell>
          <table:table-cell office:value-type="string">
            <text:p>9X1h.z-D</text:p>
          </table:table-cell>
        </table:table-row>
        <table:table-row table:style-name="ro1">
          <table:table-cell office:value-type="string">
            <text:p>Elia Maulidini</text:p>
          </table:table-cell>
          <table:table-cell office:value-type="float" office:value="1001686">
            <text:p>1001686</text:p>
          </table:table-cell>
          <table:table-cell office:value-type="string">
            <text:p>}u)A9Qa6</text:p>
          </table:table-cell>
        </table:table-row>
        <table:table-row table:style-name="ro1">
          <table:table-cell office:value-type="string">
            <text:p>fitria Nur Alpiah</text:p>
          </table:table-cell>
          <table:table-cell office:value-type="float" office:value="1001696">
            <text:p>1001696</text:p>
          </table:table-cell>
          <table:table-cell office:value-type="string">
            <text:p>y)Lx#69J</text:p>
          </table:table-cell>
        </table:table-row>
        <table:table-row table:style-name="ro1">
          <table:table-cell office:value-type="string">
            <text:p>Helmy Sephani</text:p>
          </table:table-cell>
          <table:table-cell office:value-type="float" office:value="1001706">
            <text:p>1001706</text:p>
          </table:table-cell>
          <table:table-cell office:value-type="string">
            <text:p>^e#28PYi</text:p>
          </table:table-cell>
        </table:table-row>
        <table:table-row table:style-name="ro1">
          <table:table-cell office:value-type="string">
            <text:p>Hendra</text:p>
          </table:table-cell>
          <table:table-cell office:value-type="float" office:value="1001716">
            <text:p>1001716</text:p>
          </table:table-cell>
          <table:table-cell office:value-type="string">
            <text:p>nP2_?4zD</text:p>
          </table:table-cell>
        </table:table-row>
        <table:table-row table:style-name="ro1">
          <table:table-cell office:value-type="string">
            <text:p>Ira Fitriana Herman</text:p>
          </table:table-cell>
          <table:table-cell office:value-type="float" office:value="1001726">
            <text:p>1001726</text:p>
          </table:table-cell>
          <table:table-cell office:value-type="string">
            <text:p>3{At#vV6</text:p>
          </table:table-cell>
        </table:table-row>
        <table:table-row table:style-name="ro1">
          <table:table-cell office:value-type="string">
            <text:p>Irfan Nur Cahya</text:p>
          </table:table-cell>
          <table:table-cell office:value-type="float" office:value="1001736">
            <text:p>1001736</text:p>
          </table:table-cell>
          <table:table-cell office:value-type="string">
            <text:p>m9*M1~Xp</text:p>
          </table:table-cell>
        </table:table-row>
        <table:table-row table:style-name="ro1">
          <table:table-cell office:value-type="string">
            <text:p>Irfan Nurdin</text:p>
          </table:table-cell>
          <table:table-cell office:value-type="float" office:value="1001746">
            <text:p>1001746</text:p>
          </table:table-cell>
          <table:table-cell office:value-type="string">
            <text:p>w&amp;JF7*i5</text:p>
          </table:table-cell>
        </table:table-row>
        <table:table-row table:style-name="ro1">
          <table:table-cell office:value-type="string">
            <text:p>Kadina</text:p>
          </table:table-cell>
          <table:table-cell office:value-type="float" office:value="1001756">
            <text:p>1001756</text:p>
          </table:table-cell>
          <table:table-cell office:value-type="string">
            <text:p>ZF5&amp;x7h+</text:p>
          </table:table-cell>
        </table:table-row>
        <table:table-row table:style-name="ro1">
          <table:table-cell office:value-type="string">
            <text:p>Koko Setyo Asmoro</text:p>
          </table:table-cell>
          <table:table-cell office:value-type="float" office:value="1001766">
            <text:p>1001766</text:p>
          </table:table-cell>
          <table:table-cell office:value-type="string">
            <text:p>3^Nzw1T#</text:p>
          </table:table-cell>
        </table:table-row>
        <table:table-row table:style-name="ro1">
          <table:table-cell office:value-type="string">
            <text:p>M. Safrudin</text:p>
          </table:table-cell>
          <table:table-cell office:value-type="float" office:value="1001776">
            <text:p>1001776</text:p>
          </table:table-cell>
          <table:table-cell office:value-type="string">
            <text:p>NXe3r#%4</text:p>
          </table:table-cell>
        </table:table-row>
        <table:table-row table:style-name="ro1">
          <table:table-cell office:value-type="string">
            <text:p>Maulana Fitri</text:p>
          </table:table-cell>
          <table:table-cell office:value-type="float" office:value="1001786">
            <text:p>1001786</text:p>
          </table:table-cell>
          <table:table-cell office:value-type="string">
            <text:p>Z3X4rf{|</text:p>
          </table:table-cell>
        </table:table-row>
        <table:table-row table:style-name="ro1">
          <table:table-cell office:value-type="string">
            <text:p>Muhamad Gunawan</text:p>
          </table:table-cell>
          <table:table-cell office:value-type="float" office:value="1001796">
            <text:p>1001796</text:p>
          </table:table-cell>
          <table:table-cell office:value-type="string">
            <text:p>c[1DoT-3</text:p>
          </table:table-cell>
        </table:table-row>
        <table:table-row table:style-name="ro1">
          <table:table-cell office:value-type="string">
            <text:p>Muhamad Jamaludin</text:p>
          </table:table-cell>
          <table:table-cell office:value-type="float" office:value="1001806">
            <text:p>1001806</text:p>
          </table:table-cell>
          <table:table-cell office:value-type="string">
            <text:p>t5-Z6!mD</text:p>
          </table:table-cell>
        </table:table-row>
        <table:table-row table:style-name="ro1">
          <table:table-cell office:value-type="string">
            <text:p>Muhamad Nuryadi</text:p>
          </table:table-cell>
          <table:table-cell office:value-type="float" office:value="1001816">
            <text:p>1001816</text:p>
          </table:table-cell>
          <table:table-cell office:value-type="string">
            <text:p>Vtg(M7]3</text:p>
          </table:table-cell>
        </table:table-row>
        <table:table-row table:style-name="ro1">
          <table:table-cell office:value-type="string">
            <text:p>Nenden Beanuri</text:p>
          </table:table-cell>
          <table:table-cell office:value-type="float" office:value="1001826">
            <text:p>1001826</text:p>
          </table:table-cell>
          <table:table-cell office:value-type="string">
            <text:p>3_snS9H*</text:p>
          </table:table-cell>
        </table:table-row>
        <table:table-row table:style-name="ro1">
          <table:table-cell office:value-type="string">
            <text:p>Ninuk Wulandari</text:p>
          </table:table-cell>
          <table:table-cell office:value-type="float" office:value="1001836">
            <text:p>1001836</text:p>
          </table:table-cell>
          <table:table-cell office:value-type="string">
            <text:p>TbMn8}*2</text:p>
          </table:table-cell>
        </table:table-row>
        <table:table-row table:style-name="ro1">
          <table:table-cell office:value-type="string">
            <text:p>Nira Apriani</text:p>
          </table:table-cell>
          <table:table-cell office:value-type="float" office:value="1001846">
            <text:p>1001846</text:p>
          </table:table-cell>
          <table:table-cell office:value-type="string">
            <text:p>ANn=|86q</text:p>
          </table:table-cell>
        </table:table-row>
        <table:table-row table:style-name="ro1">
          <table:table-cell office:value-type="string">
            <text:p>Novi Septian</text:p>
          </table:table-cell>
          <table:table-cell office:value-type="float" office:value="1001856">
            <text:p>1001856</text:p>
          </table:table-cell>
          <table:table-cell office:value-type="string">
            <text:p>6(5DaqW-</text:p>
          </table:table-cell>
        </table:table-row>
        <table:table-row table:style-name="ro1">
          <table:table-cell office:value-type="string">
            <text:p>Puspita Hen</text:p>
          </table:table-cell>
          <table:table-cell office:value-type="float" office:value="1001866">
            <text:p>1001866</text:p>
          </table:table-cell>
          <table:table-cell office:value-type="string">
            <text:p>@B4K)ro3</text:p>
          </table:table-cell>
        </table:table-row>
        <table:table-row table:style-name="ro1">
          <table:table-cell office:value-type="string">
            <text:p>Ramdan Hidayat</text:p>
          </table:table-cell>
          <table:table-cell office:value-type="float" office:value="1001876">
            <text:p>1001876</text:p>
          </table:table-cell>
          <table:table-cell office:value-type="string">
            <text:p>&amp;6h~dNL7</text:p>
          </table:table-cell>
        </table:table-row>
        <table:table-row table:style-name="ro1">
          <table:table-cell office:value-type="string">
            <text:p>Resdayanti Ayu Sistianin</text:p>
          </table:table-cell>
          <table:table-cell office:value-type="float" office:value="1001886">
            <text:p>1001886</text:p>
          </table:table-cell>
          <table:table-cell office:value-type="string">
            <text:p>Dcx46(J_</text:p>
          </table:table-cell>
        </table:table-row>
        <table:table-row table:style-name="ro1">
          <table:table-cell office:value-type="string">
            <text:p>Ricky Rifaldi</text:p>
          </table:table-cell>
          <table:table-cell office:value-type="float" office:value="1001896">
            <text:p>1001896</text:p>
          </table:table-cell>
          <table:table-cell office:value-type="string">
            <text:p>Nxz6(E8%</text:p>
          </table:table-cell>
        </table:table-row>
        <table:table-row table:style-name="ro1">
          <table:table-cell office:value-type="string">
            <text:p>Risnandar</text:p>
          </table:table-cell>
          <table:table-cell office:value-type="float" office:value="1001906">
            <text:p>1001906</text:p>
          </table:table-cell>
          <table:table-cell office:value-type="string">
            <text:p>k^+39WEn</text:p>
          </table:table-cell>
        </table:table-row>
        <table:table-row table:style-name="ro1">
          <table:table-cell office:value-type="string">
            <text:p>Sarif Hidayat</text:p>
          </table:table-cell>
          <table:table-cell office:value-type="float" office:value="1001916">
            <text:p>1001916</text:p>
          </table:table-cell>
          <table:table-cell office:value-type="string">
            <text:p>4~7nSLh[</text:p>
          </table:table-cell>
        </table:table-row>
        <table:table-row table:style-name="ro1">
          <table:table-cell office:value-type="string">
            <text:p>Siti Awaliyah</text:p>
          </table:table-cell>
          <table:table-cell office:value-type="float" office:value="1001926">
            <text:p>1001926</text:p>
          </table:table-cell>
          <table:table-cell office:value-type="string">
            <text:p>Rh82Pd=)</text:p>
          </table:table-cell>
        </table:table-row>
        <table:table-row table:style-name="ro1">
          <table:table-cell office:value-type="string">
            <text:p>Siti Fatmawati</text:p>
          </table:table-cell>
          <table:table-cell office:value-type="float" office:value="1001936">
            <text:p>1001936</text:p>
          </table:table-cell>
          <table:table-cell office:value-type="string">
            <text:p>+i53zDF}</text:p>
          </table:table-cell>
        </table:table-row>
        <table:table-row table:style-name="ro1">
          <table:table-cell office:value-type="string">
            <text:p>Siti Sabilla Urfhi</text:p>
          </table:table-cell>
          <table:table-cell office:value-type="float" office:value="1001946">
            <text:p>1001946</text:p>
          </table:table-cell>
          <table:table-cell office:value-type="string">
            <text:p>5Uz2}Oc^</text:p>
          </table:table-cell>
        </table:table-row>
        <table:table-row table:style-name="ro1">
          <table:table-cell office:value-type="string">
            <text:p>Tika Wulandari</text:p>
          </table:table-cell>
          <table:table-cell office:value-type="float" office:value="1001956">
            <text:p>1001956</text:p>
          </table:table-cell>
          <table:table-cell office:value-type="string">
            <text:p>Su3[i#G4</text:p>
          </table:table-cell>
        </table:table-row>
        <table:table-row table:style-name="ro1">
          <table:table-cell office:value-type="string">
            <text:p>Windi Nurhasanah P</text:p>
          </table:table-cell>
          <table:table-cell office:value-type="float" office:value="1001966">
            <text:p>1001966</text:p>
          </table:table-cell>
          <table:table-cell office:value-type="string">
            <text:p>v8D^7Uf[</text:p>
          </table:table-cell>
        </table:table-row>
        <table:table-row table:style-name="ro1">
          <table:table-cell office:value-type="string">
            <text:p>Yurizal Tri Chaerawan</text:p>
          </table:table-cell>
          <table:table-cell office:value-type="float" office:value="1001976">
            <text:p>1001976</text:p>
          </table:table-cell>
          <table:table-cell office:value-type="string">
            <text:p>dW1*7)zN</text:p>
          </table:table-cell>
        </table:table-row>
        <table:table-row table:style-name="ro1">
          <table:table-cell office:value-type="string">
            <text:p>Yuzar Ardiansyah</text:p>
          </table:table-cell>
          <table:table-cell office:value-type="float" office:value="1001986">
            <text:p>1001986</text:p>
          </table:table-cell>
          <table:table-cell office:value-type="string">
            <text:p>H&amp;O62[jw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